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cc53" officeooo:paragraph-rsid="0019cc53"/>
    </style:style>
    <style:style style:name="P2" style:family="paragraph" style:parent-style-name="Standard">
      <style:text-properties officeooo:rsid="0019cc53" officeooo:paragraph-rsid="001d83e4"/>
    </style:style>
    <style:style style:name="P3" style:family="paragraph" style:parent-style-name="Standard">
      <style:text-properties officeooo:rsid="001c39ce" officeooo:paragraph-rsid="001c39ce"/>
    </style:style>
    <style:style style:name="P4" style:family="paragraph" style:parent-style-name="Standard">
      <style:text-properties style:text-underline-style="solid" style:text-underline-width="auto" style:text-underline-color="font-color" officeooo:rsid="001c39ce" officeooo:paragraph-rsid="001c39ce"/>
    </style:style>
    <style:style style:name="P5" style:family="paragraph" style:parent-style-name="Standard">
      <style:text-properties style:text-underline-style="solid" style:text-underline-width="auto" style:text-underline-color="font-color" officeooo:rsid="001c39ce" officeooo:paragraph-rsid="001d83e4"/>
    </style:style>
    <style:style style:name="P6" style:family="paragraph" style:parent-style-name="Standard">
      <style:text-properties style:text-underline-style="solid" style:text-underline-width="auto" style:text-underline-color="font-color" officeooo:rsid="001d83e4" officeooo:paragraph-rsid="001d83e4"/>
    </style:style>
    <style:style style:name="P7" style:family="paragraph" style:parent-style-name="Standard">
      <style:text-properties style:text-underline-style="solid" style:text-underline-width="auto" style:text-underline-color="font-color" officeooo:rsid="001d83e4" officeooo:paragraph-rsid="0024ad13"/>
    </style:style>
    <style:style style:name="P8" style:family="paragraph" style:parent-style-name="Standard">
      <style:text-properties style:text-underline-style="none" officeooo:rsid="001d83e4" officeooo:paragraph-rsid="001d83e4"/>
    </style:style>
    <style:style style:name="P9" style:family="paragraph" style:parent-style-name="Standard">
      <style:text-properties style:text-underline-style="none" officeooo:rsid="001d83e4" officeooo:paragraph-rsid="001f2665"/>
    </style:style>
    <style:style style:name="P10" style:family="paragraph" style:parent-style-name="Standard">
      <style:text-properties style:text-underline-style="none" officeooo:rsid="001d83e4" officeooo:paragraph-rsid="00247545"/>
    </style:style>
    <style:style style:name="P11" style:family="paragraph" style:parent-style-name="Standard">
      <style:text-properties style:text-underline-style="none" officeooo:rsid="001d83e4" officeooo:paragraph-rsid="0024ad13"/>
    </style:style>
    <style:style style:name="P12" style:family="paragraph" style:parent-style-name="Standard">
      <style:text-properties fo:font-style="normal" style:text-underline-style="solid" style:text-underline-width="auto" style:text-underline-color="font-color" officeooo:rsid="001f2665" officeooo:paragraph-rsid="001f2665" style:font-style-asian="normal" style:font-style-complex="normal"/>
    </style:style>
    <style:style style:name="P13" style:family="paragraph" style:parent-style-name="Standard">
      <style:text-properties fo:font-style="normal" style:text-underline-style="solid" style:text-underline-width="auto" style:text-underline-color="font-color" officeooo:rsid="001f2665" officeooo:paragraph-rsid="0024ad13" style:font-style-asian="normal" style:font-style-complex="normal"/>
    </style:style>
    <style:style style:name="P14" style:family="paragraph" style:parent-style-name="Standard">
      <style:text-properties fo:font-style="normal" style:text-underline-style="none" officeooo:rsid="001d83e4" officeooo:paragraph-rsid="001f2665" style:font-style-asian="normal" style:font-style-complex="normal"/>
    </style:style>
    <style:style style:name="P15" style:family="paragraph" style:parent-style-name="Standard">
      <style:text-properties fo:font-style="normal" style:text-underline-style="none" officeooo:rsid="001d83e4" officeooo:paragraph-rsid="0024ad13" style:font-style-asian="normal" style:font-style-complex="normal"/>
    </style:style>
    <style:style style:name="P16" style:family="paragraph" style:parent-style-name="Standard">
      <style:text-properties fo:font-style="normal" style:text-underline-style="none" officeooo:rsid="001f2665" officeooo:paragraph-rsid="001f2665" style:font-style-asian="normal" style:font-style-complex="normal"/>
    </style:style>
    <style:style style:name="P17" style:family="paragraph" style:parent-style-name="Standard">
      <style:text-properties fo:font-style="normal" style:text-underline-style="none" officeooo:rsid="001f2665" officeooo:paragraph-rsid="0024ad13" style:font-style-asian="normal" style:font-style-complex="normal"/>
    </style:style>
    <style:style style:name="P18" style:family="paragraph" style:parent-style-name="Standard">
      <style:text-properties fo:font-style="normal" style:text-underline-style="none" officeooo:rsid="001f2665" officeooo:paragraph-rsid="00267012" style:font-style-asian="normal" style:font-style-complex="normal"/>
    </style:style>
    <style:style style:name="P19" style:family="paragraph" style:parent-style-name="Standard">
      <style:text-properties fo:font-style="normal" style:text-underline-style="none" fo:font-weight="bold" officeooo:rsid="001f2665" officeooo:paragraph-rsid="001f2665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style:text-underline-style="none" fo:font-weight="bold" officeooo:rsid="001f2665" officeooo:paragraph-rsid="0024ad13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color="#000000" fo:font-size="12pt" fo:font-style="normal" style:text-underline-style="none" officeooo:rsid="0021987d" officeooo:paragraph-rsid="0021987d" fo:background-color="transparent" style:font-size-asian="10.5pt" style:font-style-asian="normal" style:font-size-complex="12pt" style:font-style-complex="normal"/>
    </style:style>
    <style:style style:name="P22" style:family="paragraph" style:parent-style-name="Standard">
      <style:text-properties fo:color="#000000" fo:font-size="12pt" fo:font-style="normal" style:text-underline-style="none" fo:font-weight="bold" officeooo:rsid="001f2665" officeooo:paragraph-rsid="0024ad13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text-properties fo:color="#000000" fo:font-size="12pt" fo:font-style="normal" style:text-underline-style="solid" style:text-underline-width="auto" style:text-underline-color="font-color" officeooo:rsid="0021987d" officeooo:paragraph-rsid="0021987d" fo:background-color="transparent" style:font-size-asian="10.5pt" style:font-style-asian="normal" style:font-size-complex="12pt" style:font-style-complex="normal"/>
    </style:style>
    <style:style style:name="P24" style:family="paragraph" style:parent-style-name="Standard">
      <style:text-properties fo:color="#000000" fo:font-size="12pt" fo:font-style="normal" style:text-underline-style="solid" style:text-underline-width="auto" style:text-underline-color="font-color" officeooo:rsid="0021987d" officeooo:paragraph-rsid="00247545" fo:background-color="transparent" style:font-size-asian="10.5pt" style:font-style-asian="normal" style:font-size-complex="12pt" style:font-style-complex="normal"/>
    </style:style>
    <style:style style:name="P25" style:family="paragraph" style:parent-style-name="Standard">
      <style:text-properties officeooo:paragraph-rsid="0021987d"/>
    </style:style>
    <style:style style:name="P26" style:family="paragraph" style:parent-style-name="Standard">
      <style:text-properties officeooo:rsid="00247545" officeooo:paragraph-rsid="00247545"/>
    </style:style>
    <style:style style:name="P27" style:family="paragraph" style:parent-style-name="Standard">
      <style:text-properties fo:font-weight="bold" officeooo:rsid="00247545" officeooo:paragraph-rsid="00247545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  <style:text-properties officeooo:rsid="001c39ce" officeooo:paragraph-rsid="001c39ce"/>
    </style:style>
    <style:style style:name="P30" style:family="paragraph" style:parent-style-name="Table_20_Contents">
      <style:paragraph-properties fo:text-align="center" style:justify-single-word="false"/>
      <style:text-properties officeooo:rsid="001d83e4" officeooo:paragraph-rsid="001c39ce"/>
    </style:style>
    <style:style style:name="P31" style:family="paragraph" style:parent-style-name="Standard">
      <style:paragraph-properties fo:break-before="page"/>
      <style:text-properties style:text-underline-style="solid" style:text-underline-width="auto" style:text-underline-color="font-color" officeooo:rsid="001d83e4" officeooo:paragraph-rsid="001d83e4"/>
    </style:style>
    <style:style style:name="P32" style:family="paragraph" style:parent-style-name="Standard">
      <style:paragraph-properties fo:break-before="page"/>
      <style:text-properties officeooo:rsid="001d83e4" officeooo:paragraph-rsid="00247545"/>
    </style:style>
    <style:style style:name="P33" style:family="paragraph" style:parent-style-name="Standard">
      <style:text-properties fo:color="#ce181e" fo:font-size="20pt" fo:font-style="normal" style:text-underline-style="none" officeooo:rsid="001f2665" officeooo:paragraph-rsid="001f2665" style:font-size-asian="20pt" style:font-style-asian="normal" style:font-size-complex="20pt" style:font-style-complex="normal"/>
    </style:style>
    <style:style style:name="P34" style:family="paragraph" style:parent-style-name="Standard">
      <style:text-properties fo:color="#ce181e" fo:font-size="20pt" fo:font-weight="bold" officeooo:rsid="001d83e4" officeooo:paragraph-rsid="001d83e4" style:font-size-asian="20pt" style:font-weight-asian="bold" style:font-size-complex="20pt" style:font-weight-complex="bold"/>
    </style:style>
    <style:style style:name="P35" style:family="paragraph" style:parent-style-name="Standard">
      <style:text-properties fo:color="#ce181e" fo:font-size="12pt" fo:font-style="normal" style:text-underline-style="none" fo:font-weight="bold" officeooo:rsid="001d83e4" officeooo:paragraph-rsid="00278aeb" fo:background-color="transparent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text-properties fo:color="#ce181e" fo:font-size="12pt" fo:font-style="normal" style:text-underline-style="none" fo:font-weight="bold" officeooo:rsid="001d83e4" officeooo:paragraph-rsid="00278aeb" fo:background-color="transparent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text-properties fo:color="#ce181e" fo:font-style="normal" style:text-underline-style="none" fo:font-weight="bold" officeooo:rsid="001d83e4" officeooo:paragraph-rsid="001f2665" style:font-style-asian="normal" style:font-weight-asian="bold" style:font-style-complex="normal" style:font-weight-complex="bold"/>
    </style:style>
    <style:style style:name="P38" style:family="paragraph" style:parent-style-name="Standard">
      <style:text-properties style:font-name="Liberation Serif1" officeooo:rsid="00247545" officeooo:paragraph-rsid="00247545" style:font-name-asian="Liberation Serif1" style:font-name-complex="Liberation Serif1"/>
    </style:style>
    <style:style style:name="P39" style:family="paragraph" style:parent-style-name="Standard">
      <style:text-properties style:font-name="Liberation Serif1" officeooo:rsid="00247545" officeooo:paragraph-rsid="002cfc4c" style:font-name-asian="Liberation Serif1" style:font-name-complex="Liberation Serif1"/>
    </style:style>
    <style:style style:name="P40" style:family="paragraph" style:parent-style-name="Standard">
      <style:text-properties style:font-name="Liberation Serif1" style:text-underline-style="solid" style:text-underline-width="auto" style:text-underline-color="font-color" officeooo:rsid="00247545" officeooo:paragraph-rsid="00247545" style:font-name-asian="Liberation Serif1" style:font-name-complex="Liberation Serif1"/>
    </style:style>
    <style:style style:name="P41" style:family="paragraph" style:parent-style-name="Standard">
      <style:text-properties style:font-name="Liberation Serif1" style:text-underline-style="none" officeooo:rsid="0024ad13" officeooo:paragraph-rsid="0024ad13" style:font-name-asian="Liberation Serif1" style:font-name-complex="Liberation Serif1"/>
    </style:style>
    <style:style style:name="P42" style:family="paragraph" style:parent-style-name="Standard">
      <style:text-properties style:font-name="Liberation Serif1" style:text-underline-style="none" officeooo:rsid="001d83e4" officeooo:paragraph-rsid="00247545" style:font-name-asian="Liberation Serif1" style:font-name-complex="Liberation Serif1"/>
    </style:style>
    <style:style style:name="P43" style:family="paragraph" style:parent-style-name="Standard">
      <style:text-properties style:font-name="Liberation Serif1" style:text-underline-style="none" fo:font-weight="bold" officeooo:rsid="00267012" officeooo:paragraph-rsid="00267012" style:font-name-asian="Liberation Serif1" style:font-weight-asian="bold" style:font-name-complex="Liberation Serif1" style:font-weight-complex="bold"/>
    </style:style>
    <style:style style:name="P44" style:family="paragraph" style:parent-style-name="Standard">
      <style:text-properties fo:color="#000000" style:font-name="Liberation Serif1" fo:font-size="12pt" fo:font-style="normal" style:text-underline-style="solid" style:text-underline-width="auto" style:text-underline-color="font-color" officeooo:rsid="0021987d" officeooo:paragraph-rsid="00247545" fo:background-color="transparent" style:font-name-asian="Liberation Serif1" style:font-size-asian="10.5pt" style:font-style-asian="normal" style:font-name-complex="Liberation Serif1" style:font-size-complex="12pt" style:font-style-complex="normal"/>
    </style:style>
    <style:style style:name="P45" style:family="paragraph" style:parent-style-name="Standard">
      <style:text-properties fo:color="#000000" style:font-name="Liberation Serif1" fo:font-size="12pt" fo:font-style="normal" style:text-underline-style="none" officeooo:rsid="001d83e4" officeooo:paragraph-rsid="00247545" fo:background-color="transparent" style:font-name-asian="Liberation Serif1" style:font-size-asian="10.5pt" style:font-style-asian="normal" style:font-name-complex="Liberation Serif1" style:font-size-complex="12pt" style:font-style-complex="normal"/>
    </style:style>
    <style:style style:name="P46" style:family="paragraph" style:parent-style-name="Standard">
      <style:text-properties fo:color="#000000" style:font-name="Liberation Serif1" fo:font-size="12pt" fo:font-style="normal" style:text-underline-style="none" fo:font-weight="bold" officeooo:rsid="00267012" officeooo:paragraph-rsid="00267012" fo:background-color="transparent" style:font-name-asian="Liberation Serif1" style:font-size-asian="10.5pt" style:font-style-asian="normal" style:font-weight-asian="bold" style:font-name-complex="Liberation Serif1" style:font-size-complex="12pt" style:font-style-complex="normal" style:font-weight-complex="bold"/>
    </style:style>
    <style:style style:name="P47" style:family="paragraph" style:parent-style-name="Standard">
      <style:text-properties fo:color="#000000" style:font-name="Liberation Serif1" fo:font-size="12pt" fo:font-style="normal" style:text-underline-style="none" fo:font-weight="bold" officeooo:rsid="001f2665" officeooo:paragraph-rsid="0024ad13" fo:background-color="transparent" style:font-name-asian="Liberation Serif1" style:font-size-asian="10.5pt" style:font-style-asian="normal" style:font-weight-asian="bold" style:font-name-complex="Liberation Serif1" style:font-size-complex="12pt" style:font-style-complex="normal" style:font-weight-complex="bold"/>
    </style:style>
    <style:style style:name="P48" style:family="paragraph" style:parent-style-name="Standard">
      <style:text-properties fo:color="#000000" fo:font-size="12pt" fo:font-style="normal" style:text-underline-style="none" fo:font-weight="normal" officeooo:rsid="002bb692" officeooo:paragraph-rsid="002bb69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fo:color="#000000" fo:font-size="12pt" fo:font-style="normal" style:text-underline-style="none" fo:font-weight="bold" officeooo:rsid="00247545" officeooo:paragraph-rsid="002cfc4c" fo:background-color="transparent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text-properties officeooo:rsid="001c39ce" officeooo:paragraph-rsid="002bb692"/>
    </style:style>
    <style:style style:name="P51" style:family="paragraph" style:parent-style-name="Standard">
      <style:text-properties officeooo:rsid="00247545" officeooo:paragraph-rsid="002cfc4c"/>
    </style:style>
    <style:style style:name="P52" style:family="paragraph" style:parent-style-name="Standard">
      <style:text-properties officeooo:paragraph-rsid="002cfc4c"/>
    </style:style>
    <style:style style:name="P53" style:family="paragraph" style:parent-style-name="Standard">
      <style:paragraph-properties fo:break-before="page"/>
      <style:text-properties fo:color="#ce181e" fo:font-size="12pt" fo:font-style="normal" style:text-underline-style="none" fo:font-weight="bold" officeooo:rsid="001d83e4" officeooo:paragraph-rsid="00278aeb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break-before="page"/>
      <style:text-properties style:text-underline-style="solid" style:text-underline-width="auto" style:text-underline-color="font-color" officeooo:rsid="001c39ce" officeooo:paragraph-rsid="002bb692"/>
    </style:style>
    <style:style style:name="P55" style:family="paragraph">
      <loext:graphic-properties draw:fill="none"/>
    </style:style>
    <style:style style:name="P56" style:family="paragraph">
      <loext:graphic-properties draw:fill="none" draw:fill-color="#ffffff"/>
    </style:style>
    <style:style style:name="T1" style:family="text">
      <style:text-properties officeooo:rsid="001d83e4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1f2665" style:font-size-asian="20pt" style:font-size-complex="20pt"/>
    </style:style>
    <style:style style:name="T4" style:family="text">
      <style:text-properties officeooo:rsid="001f2665"/>
    </style:style>
    <style:style style:name="T5" style:family="text">
      <style:text-properties style:font-name="Liberation Serif1" style:font-name-asian="Liberation Serif1" style:font-name-complex="Liberation Serif1"/>
    </style:style>
    <style:style style:name="T6" style:family="text">
      <style:text-properties style:font-name="Liberation Serif1" officeooo:rsid="00247545" style:font-name-asian="Liberation Serif1" style:font-name-complex="Liberation Serif1"/>
    </style:style>
    <style:style style:name="T7" style:family="text">
      <style:text-properties style:font-name="Liberation Serif1" officeooo:rsid="00267012" style:font-name-asian="Liberation Serif1" style:font-name-complex="Liberation Serif1"/>
    </style:style>
    <style:style style:name="T8" style:family="text">
      <style:text-properties style:font-name="Liberation Serif1" officeooo:rsid="00278aeb" style:font-name-asian="Liberation Serif1" style:font-name-complex="Liberation Serif1"/>
    </style:style>
    <style:style style:name="T9" style:family="text">
      <style:text-properties style:font-name="Liberation Serif1" fo:font-size="20pt" style:font-name-asian="Liberation Serif1" style:font-size-asian="20pt" style:font-name-complex="Liberation Serif1" style:font-size-complex="20pt"/>
    </style:style>
    <style:style style:name="T10" style:family="text">
      <style:text-properties style:font-name="Liberation Serif1" fo:font-size="20pt" officeooo:rsid="00278aeb" style:font-name-asian="Liberation Serif1" style:font-size-asian="20pt" style:font-name-complex="Liberation Serif1" style:font-size-complex="20pt"/>
    </style:style>
    <style:style style:name="T11" style:family="text">
      <style:text-properties officeooo:rsid="0024ad13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247545"/>
    </style:style>
    <style:style style:name="T14" style:family="text">
      <style:text-properties officeooo:rsid="00267012"/>
    </style:style>
    <style:style style:name="T15" style:family="text">
      <style:text-properties officeooo:rsid="002cfc4c"/>
    </style:style>
    <style:style style:name="T16" style:family="text">
      <style:text-properties style:font-style-asian="normal" style:font-style-complex="normal"/>
    </style:style>
    <style:style style:name="T17" style:family="text">
      <style:text-properties fo:font-style="italic"/>
    </style:style>
    <style:style style:name="T18" style:family="text">
      <style:text-properties fo:color="#ce181e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ce181e" fo:font-style="normal" style:font-style-asian="normal" style:font-style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italic" style:font-style-asian="normal" style:font-style-complex="normal"/>
    </style:style>
    <style:style style:name="T23" style:family="text">
      <style:text-properties fo:color="#ce181e" style:font-style-asian="normal" style:font-style-complex="normal"/>
    </style:style>
    <style:style style:name="gr1" style:family="graphic">
      <style:graphic-properties svg:stroke-color="#000000" draw:fill="none" draw:textarea-horizontal-align="justify" draw:textarea-vertical-align="middle" draw:auto-grow-height="false" fo:min-height="9.834cm" fo:min-width="8.5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9.55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horizontal-align="justify" draw:textarea-vertical-align="middle" draw:auto-grow-height="false" fo:min-height="8.495cm" fo:min-width="8.5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8.102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8.077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none" draw:textarea-horizontal-align="justify" draw:textarea-vertical-align="middle" draw:auto-grow-height="false" fo:min-height="8.514cm" fo:min-width="8.5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="none" draw:textarea-horizontal-align="justify" draw:textarea-vertical-align="middle" draw:auto-grow-height="false" fo:min-height="10.266cm" fo:min-width="8.5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name="Forme1" draw:style-name="gr1" draw:text-style-name="P55" svg:width="8.6cm" svg:height="9.834cm" svg:x="1.58cm" svg:y="4.076cm">
        <text:p/>
        <draw:enhanced-geometry svg:viewBox="0 0 21600 21600" draw:type="rectangle" draw:enhanced-path="M 0 0 L 21600 0 21600 21600 0 21600 0 0 Z N"/>
      </draw:custom-shape>
      <draw:frame text:anchor-type="page" text:anchor-page-number="1" draw:z-index="1" draw:name="Forme2" draw:style-name="gr2" draw:text-style-name="P56" svg:width="8.203cm" svg:height="9.552cm" svg:x="1.767cm" svg:y="4.359cm">
        <draw:text-box>
          <text:p>Processus Péruvien</text:p>
          <text:p>Début</text:p>
          <text:p><text:span text:style-name="T16"><text:tab/></text:span><text:span text:style-name="T16">Tant que VRAI faire</text:span></text:p>
          <text:p><text:tab/>Début</text:p>
          <text:p><text:tab/><text:tab/><text:tab/>/<text:span text:style-name="T17">*Peruvien arrête train*</text:span>/</text:p>
          <text:p><text:tab/><text:span text:style-name="T18">(a1)</text:span><text:tab/>Tant que (Pierre=VRAI) faire</text:p>
          <text:p><text:tab/><text:tab/><text:tab/>Début</text:p>
          <text:p><text:tab/><text:tab/><text:tab/><text:tab/>/<text:span text:style-name="T17">*Péruvien fait la sieste*</text:span>/</text:p>
          <text:p><text:tab/><text:tab/><text:tab/>Fin</text:p>
          <text:p><text:tab/><text:tab/><text:tab/><text:span text:style-name="T19">/*Péruvien cherche et mets la pierre*/</text:span></text:p>
          <text:p><text:span text:style-name="T19"><text:tab/></text:span><text:span text:style-name="T20"><text:tab/></text:span><text:span text:style-name="T20">(b1)</text:span><text:span text:style-name="T19"><text:tab/></text:span><text:span text:style-name="T21">Pierre=VRAI ;</text:span></text:p>
          <text:p><text:span text:style-name="T21"><text:tab/></text:span><text:span text:style-name="T21"><text:tab/></text:span><text:span text:style-name="T21"><text:tab/></text:span><text:span text:style-name="T21">&lt;SC&gt;</text:span></text:p>
          <text:p><text:span text:style-name="T21"><text:tab/></text:span><text:span text:style-name="T21"><text:tab/></text:span><text:span text:style-name="T21"><text:tab/></text:span><text:span text:style-name="T21">/</text:span><text:span text:style-name="T22">*Péruvien passe*</text:span><text:span text:style-name="T16">/</text:span></text:p>
          <text:p><text:span text:style-name="T16"><text:tab/></text:span><text:span text:style-name="T16"><text:tab/></text:span><text:span text:style-name="T16"><text:tab/></text:span><text:span text:style-name="T16">&lt;/SC&gt;</text:span></text:p>
          <text:p><text:span text:style-name="T16"><text:tab/></text:span><text:span text:style-name="T16"><text:tab/></text:span><text:span text:style-name="T16"><text:tab/></text:span><text:span text:style-name="T16">/</text:span><text:span text:style-name="T22">*Péruvien retourne au panier et enlève la pierre*</text:span><text:span text:style-name="T16">/</text:span></text:p>
          <text:p><text:span text:style-name="T16"><text:tab/></text:span><text:span text:style-name="T16"><text:tab/></text:span><text:span text:style-name="T23">(c1)</text:span><text:span text:style-name="T16"><text:tab/></text:span><text:span text:style-name="T16">Pierre=FAUX ;</text:span></text:p>
          <text:p><text:span text:style-name="T16"><text:tab/></text:span><text:span text:style-name="T16"><text:tab/></text:span><text:span text:style-name="T16"><text:tab/></text:span><text:span text:style-name="T16">/</text:span><text:span text:style-name="T22">*Péruvien repart*</text:span><text:span text:style-name="T16">/</text:span></text:p>
          <text:p><text:span text:style-name="T16"><text:tab/></text:span><text:span text:style-name="T16">Fin</text:span></text:p>
          <text:p><text:span text:style-name="T16">Fin</text:span></text:p>
        </draw:text-box>
      </draw:frame>
      <draw:frame text:anchor-type="page" text:anchor-page-number="1" draw:z-index="2" draw:name="Forme2" draw:style-name="gr2" draw:text-style-name="P56" svg:width="8.203cm" svg:height="9.552cm" svg:x="11.367cm" svg:y="4.209cm">
        <draw:text-box>
          <text:p>Processus Bolivien</text:p>
          <text:p>Début</text:p>
          <text:p><text:span text:style-name="T16"><text:tab/></text:span><text:span text:style-name="T16">Tant que VRAI faire</text:span></text:p>
          <text:p><text:tab/>Début</text:p>
          <text:p><text:tab/><text:tab/><text:tab/>/<text:span text:style-name="T17">*Bolivien arrête train*</text:span>/</text:p>
          <text:p><text:tab/><text:span text:style-name="T18"><text:tab/></text:span><text:span text:style-name="T18">(a2)</text:span><text:tab/>Tant que (Pierre=VRAI) faire</text:p>
          <text:p><text:tab/><text:tab/><text:tab/>Début</text:p>
          <text:p><text:tab/><text:tab/><text:tab/><text:tab/>/<text:span text:style-name="T17">*Bolivien fait la sieste*</text:span>/</text:p>
          <text:p><text:tab/><text:tab/><text:tab/>Fin</text:p>
          <text:p><text:tab/><text:tab/><text:tab/><text:span text:style-name="T19">/*Bolivien cherche et mets la pierre*/</text:span></text:p>
          <text:p><text:span text:style-name="T19"><text:tab/></text:span><text:span text:style-name="T19"><text:tab/></text:span><text:span text:style-name="T20">(b2)</text:span><text:span text:style-name="T19"><text:tab/></text:span><text:span text:style-name="T21">Pierre=VRAI ;</text:span></text:p>
          <text:p><text:span text:style-name="T21"><text:tab/></text:span><text:span text:style-name="T21"><text:tab/></text:span><text:span text:style-name="T21"><text:tab/></text:span><text:span text:style-name="T21">&lt;SC&gt;</text:span></text:p>
          <text:p><text:span text:style-name="T21"><text:tab/></text:span><text:span text:style-name="T21"><text:tab/></text:span><text:span text:style-name="T21"><text:tab/></text:span><text:span text:style-name="T21"><text:tab/></text:span><text:span text:style-name="T21">/</text:span><text:span text:style-name="T22">*Bolivien passe*</text:span><text:span text:style-name="T16">/</text:span></text:p>
          <text:p><text:span text:style-name="T16"><text:tab/></text:span><text:span text:style-name="T16"><text:tab/></text:span><text:span text:style-name="T16"><text:tab/></text:span><text:span text:style-name="T16">&lt;/SC&gt;</text:span></text:p>
          <text:p><text:span text:style-name="T16"><text:tab/></text:span><text:span text:style-name="T16"><text:tab/></text:span><text:span text:style-name="T16"><text:tab/></text:span><text:span text:style-name="T16">/</text:span><text:span text:style-name="T22">*Bolivien retourne au panier et enlève la pierre*</text:span><text:span text:style-name="T16">/</text:span></text:p>
          <text:p><text:span text:style-name="T16"><text:tab/></text:span><text:span text:style-name="T16"><text:tab/></text:span><text:span text:style-name="T23">(c2)</text:span><text:span text:style-name="T16"><text:tab/></text:span><text:span text:style-name="T16">Pierre=FAUX ;</text:span></text:p>
          <text:p><text:span text:style-name="T16"><text:tab/></text:span><text:span text:style-name="T16"><text:tab/></text:span><text:span text:style-name="T16"><text:tab/></text:span><text:span text:style-name="T16">/</text:span><text:span text:style-name="T22">*Bolivien repart*</text:span><text:span text:style-name="T16">/</text:span></text:p>
          <text:p><text:span text:style-name="T16"><text:tab/></text:span><text:span text:style-name="T16">Fin</text:span></text:p>
          <text:p><text:span text:style-name="T16">Fin</text:span></text:p>
        </draw:text-box>
      </draw:frame>
      <draw:custom-shape text:anchor-type="page" text:anchor-page-number="1" draw:z-index="3" draw:name="Forme1" draw:style-name="gr1" draw:text-style-name="P55" svg:width="8.6cm" svg:height="9.834cm" svg:x="11.208cm" svg:y="4.034cm">
        <text:p/>
        <draw:enhanced-geometry svg:viewBox="0 0 21600 21600" draw:type="rectangle" draw:enhanced-path="M 0 0 L 21600 0 21600 21600 0 21600 0 0 Z N"/>
      </draw:custom-shape>
      <draw:custom-shape text:anchor-type="page" text:anchor-page-number="2" draw:z-index="4" draw:name="Forme1" draw:style-name="gr3" draw:text-style-name="P55" svg:width="8.6cm" svg:height="8.496cm" svg:x="1.501cm" svg:y="14.568cm">
        <text:p/>
        <draw:enhanced-geometry svg:viewBox="0 0 21600 21600" draw:type="rectangle" draw:enhanced-path="M 0 0 L 21600 0 21600 21600 0 21600 0 0 Z N"/>
      </draw:custom-shape>
      <draw:frame text:anchor-type="page" text:anchor-page-number="2" draw:z-index="5" draw:name="Forme2" draw:style-name="gr4" draw:text-style-name="P56" svg:width="8.203cm" svg:height="8.102cm" svg:x="1.688cm" svg:y="14.85cm">
        <draw:text-box>
          <text:p>Processus Péruvien</text:p>
          <text:p>Début</text:p>
          <text:p><text:span text:style-name="T16"><text:tab/></text:span><text:span text:style-name="T16">Tant que VRAI faire</text:span></text:p>
          <text:p><text:tab/>Début</text:p>
          <text:p><text:tab/><text:tab/><text:tab/>/<text:span text:style-name="T17">*Peruvien arrête train*</text:span>/</text:p>
          <text:p><text:tab/><text:span text:style-name="T18">(a1)</text:span><text:tab/>Tant que (Pierre=FAUX) faire</text:p>
          <text:p><text:tab/><text:tab/><text:tab/>Début</text:p>
          <text:p><text:tab/><text:tab/><text:tab/><text:tab/>/<text:span text:style-name="T17">*Péruvien fait la sieste*</text:span>/</text:p>
          <text:p><text:tab/><text:tab/><text:tab/>Fin</text:p>
          <text:p><text:span text:style-name="T21"><text:tab/></text:span><text:span text:style-name="T21"><text:tab/></text:span><text:span text:style-name="T21"><text:tab/></text:span><text:span text:style-name="T21">&lt;SC&gt;</text:span></text:p>
          <text:p><text:span text:style-name="T21"><text:tab/></text:span><text:span text:style-name="T21"><text:tab/></text:span><text:span text:style-name="T21"><text:tab/></text:span><text:span text:style-name="T21">/</text:span><text:span text:style-name="T22">*Péruvien passe*</text:span><text:span text:style-name="T16">/</text:span></text:p>
          <text:p><text:span text:style-name="T16"><text:tab/></text:span><text:span text:style-name="T16"><text:tab/></text:span><text:span text:style-name="T16"><text:tab/></text:span><text:span text:style-name="T16">&lt;/SC&gt;</text:span></text:p>
          <text:p><text:span text:style-name="T16"><text:tab/></text:span><text:span text:style-name="T16"><text:tab/></text:span><text:span text:style-name="T16"><text:tab/></text:span><text:span text:style-name="T16">/</text:span><text:span text:style-name="T22">*Péruvien retourne au panier et enlève la pierre*</text:span><text:span text:style-name="T16">/</text:span></text:p>
          <text:p><text:span text:style-name="T16"><text:tab/></text:span><text:span text:style-name="T16"><text:tab/></text:span><text:span text:style-name="T23">(b1)</text:span><text:span text:style-name="T16"><text:tab/></text:span><text:span text:style-name="T16">Pierre=FAUX ;</text:span></text:p>
          <text:p><text:span text:style-name="T16"><text:tab/></text:span><text:span text:style-name="T16"><text:tab/></text:span><text:span text:style-name="T16"><text:tab/></text:span><text:span text:style-name="T16">/</text:span><text:span text:style-name="T22">*Péruvien repart*</text:span><text:span text:style-name="T16">/</text:span></text:p>
          <text:p><text:span text:style-name="T16"><text:tab/></text:span><text:span text:style-name="T16">Fin</text:span></text:p>
          <text:p><text:span text:style-name="T16">Fin</text:span></text:p>
        </draw:text-box>
      </draw:frame>
      <draw:frame text:anchor-type="page" text:anchor-page-number="2" draw:z-index="6" draw:name="Forme2" draw:style-name="gr5" draw:text-style-name="P56" svg:width="8.203cm" svg:height="8.078cm" svg:x="11.287cm" svg:y="14.7cm">
        <draw:text-box>
          <text:p>Processus Bolivien</text:p>
          <text:p>Début</text:p>
          <text:p><text:span text:style-name="T16"><text:tab/></text:span><text:span text:style-name="T16">Tant que VRAI faire</text:span></text:p>
          <text:p><text:tab/>Début</text:p>
          <text:p><text:tab/><text:tab/><text:tab/>/<text:span text:style-name="T17">*Bolivien arrête train*</text:span>/</text:p>
          <text:p><text:tab/><text:span text:style-name="T18"><text:tab/></text:span><text:span text:style-name="T18">(a2)</text:span><text:tab/>Tant que (Pierre=VRAI) faire</text:p>
          <text:p><text:tab/><text:tab/><text:tab/>Début</text:p>
          <text:p><text:tab/><text:tab/><text:tab/><text:tab/>/<text:span text:style-name="T17">*Bolivien fait la sieste*</text:span>/</text:p>
          <text:p><text:tab/><text:tab/><text:tab/>Fin</text:p>
          <text:p><text:span text:style-name="T21"><text:tab/></text:span><text:span text:style-name="T21"><text:tab/></text:span><text:span text:style-name="T21"><text:tab/></text:span><text:span text:style-name="T21">&lt;SC&gt;</text:span></text:p>
          <text:p><text:span text:style-name="T21"><text:tab/></text:span><text:span text:style-name="T21"><text:tab/></text:span><text:span text:style-name="T21"><text:tab/></text:span><text:span text:style-name="T21"><text:tab/></text:span><text:span text:style-name="T21">/</text:span><text:span text:style-name="T22">*Bolivien passe*</text:span><text:span text:style-name="T16">/</text:span></text:p>
          <text:p><text:span text:style-name="T16"><text:tab/></text:span><text:span text:style-name="T16"><text:tab/></text:span><text:span text:style-name="T16"><text:tab/></text:span><text:span text:style-name="T16">&lt;/SC&gt;</text:span></text:p>
          <text:p><text:span text:style-name="T16"><text:tab/></text:span><text:span text:style-name="T16"><text:tab/></text:span><text:span text:style-name="T16"><text:tab/></text:span><text:span text:style-name="T16">/</text:span><text:span text:style-name="T22">*Bolivien retourne au panier et met une pierre*</text:span><text:span text:style-name="T16">/</text:span></text:p>
          <text:p><text:span text:style-name="T16"><text:tab/></text:span><text:span text:style-name="T16"><text:tab/></text:span><text:span text:style-name="T23">(b2)</text:span><text:span text:style-name="T16"><text:tab/></text:span><text:span text:style-name="T16">Pierre=VRAI;</text:span></text:p>
          <text:p><text:span text:style-name="T16"><text:tab/></text:span><text:span text:style-name="T16"><text:tab/></text:span><text:span text:style-name="T16"><text:tab/></text:span><text:span text:style-name="T16">/</text:span><text:span text:style-name="T22">*Bolivien repart*</text:span><text:span text:style-name="T16">/</text:span></text:p>
          <text:p><text:span text:style-name="T16"><text:tab/></text:span><text:span text:style-name="T16">Fin</text:span></text:p>
          <text:p><text:span text:style-name="T16">Fin</text:span></text:p>
        </draw:text-box>
      </draw:frame>
      <draw:custom-shape text:anchor-type="page" text:anchor-page-number="2" draw:z-index="7" draw:name="Forme1" draw:style-name="gr6" draw:text-style-name="P55" svg:width="8.6cm" svg:height="8.515cm" svg:x="11.128cm" svg:y="14.526cm">
        <text:p/>
        <draw:enhanced-geometry svg:viewBox="0 0 21600 21600" draw:type="rectangle" draw:enhanced-path="M 0 0 L 21600 0 21600 21600 0 21600 0 0 Z N"/>
      </draw:custom-shape>
      <draw:custom-shape text:anchor-type="page" text:anchor-page-number="3" draw:z-index="8" draw:name="Forme1" draw:style-name="gr7" draw:text-style-name="P55" svg:width="8.6cm" svg:height="10.267cm" svg:x="1.621cm" svg:y="18.729cm">
        <text:p/>
        <draw:enhanced-geometry svg:viewBox="0 0 21600 21600" draw:type="rectangle" draw:enhanced-path="M 0 0 L 21600 0 21600 21600 0 21600 0 0 Z N"/>
      </draw:custom-shape>
      <draw:frame text:anchor-type="page" text:anchor-page-number="3" draw:z-index="9" draw:name="Forme2" draw:style-name="gr4" draw:text-style-name="P56" svg:width="8.203cm" svg:height="9.873cm" svg:x="1.856cm" svg:y="19.122cm">
        <draw:text-box>
          <text:p>Processus Péruvien</text:p>
          <text:p>Début</text:p>
          <text:p><text:span text:style-name="T16"><text:tab/></text:span><text:span text:style-name="T16">Tant que VRAI faire</text:span></text:p>
          <text:p><text:tab/>Début</text:p>
          <text:p><text:tab/><text:tab/><text:tab/>/<text:span text:style-name="T17">*Peruvien arrête train et met sa pierre*</text:span>/</text:p>
          <text:p><text:tab/><text:tab/><text:span text:style-name="T18">(a1)</text:span><text:tab/>Pierre1=VRAI ;</text:p>
          <text:p><text:tab/><text:span text:style-name="T18"><text:tab/></text:span><text:span text:style-name="T18">(b1)</text:span><text:span text:style-name="T18"><text:tab/></text:span>Tant que (Pierre2=VRAI) faire</text:p>
          <text:p><text:tab/><text:tab/><text:tab/>Début</text:p>
          <text:p><text:tab/><text:tab/><text:span text:style-name="T18">(c1)</text:span><text:tab/><text:tab/>Pierre1=FAUX ;</text:p>
          <text:p><text:tab/><text:tab/><text:tab/><text:tab/>/<text:span text:style-name="T17">*Péruvien enlève sa pierre et fait la sieste*</text:span>/</text:p>
          <text:p><text:tab/><text:tab/><text:tab/>Fin</text:p>
          <text:p><text:span text:style-name="T21"><text:tab/></text:span><text:span text:style-name="T21"><text:tab/></text:span><text:span text:style-name="T21"><text:tab/></text:span><text:span text:style-name="T21">&lt;SC&gt;</text:span></text:p>
          <text:p><text:span text:style-name="T21"><text:tab/></text:span><text:span text:style-name="T21"><text:tab/></text:span><text:span text:style-name="T21"><text:tab/></text:span><text:span text:style-name="T21"><text:tab/></text:span><text:span text:style-name="T21">/</text:span><text:span text:style-name="T22">*Péruvien passe*</text:span><text:span text:style-name="T16">/</text:span></text:p>
          <text:p><text:span text:style-name="T16"><text:tab/></text:span><text:span text:style-name="T16"><text:tab/></text:span><text:span text:style-name="T16"><text:tab/></text:span><text:span text:style-name="T16">&lt;/SC&gt;</text:span></text:p>
          <text:p><text:span text:style-name="T16"><text:tab/></text:span><text:span text:style-name="T16"><text:tab/></text:span><text:span text:style-name="T16"><text:tab/></text:span><text:span text:style-name="T16">/</text:span><text:span text:style-name="T22">*Péruvien retourne au panier et enlève sa pierre*</text:span><text:span text:style-name="T16">/</text:span></text:p>
          <text:p><text:span text:style-name="T16"><text:tab/></text:span><text:span text:style-name="T16"><text:tab/></text:span><text:span text:style-name="T23">(d1)</text:span><text:span text:style-name="T16"><text:tab/></text:span><text:span text:style-name="T16">Pierre1=FAUX ;</text:span></text:p>
          <text:p><text:span text:style-name="T16"><text:tab/></text:span><text:span text:style-name="T16"><text:tab/></text:span><text:span text:style-name="T16"><text:tab/></text:span><text:span text:style-name="T16">/</text:span><text:span text:style-name="T22">*Péruvien repart*</text:span><text:span text:style-name="T16">/</text:span></text:p>
          <text:p><text:span text:style-name="T16"><text:tab/></text:span><text:span text:style-name="T16">Fin</text:span></text:p>
          <text:p><text:span text:style-name="T16">Fin</text:span></text:p>
        </draw:text-box>
      </draw:frame>
      <draw:custom-shape text:anchor-type="page" text:anchor-page-number="3" draw:z-index="10" draw:name="Forme1" draw:style-name="gr7" draw:text-style-name="P55" svg:width="8.6cm" svg:height="10.267cm" svg:x="11.412cm" svg:y="18.706cm">
        <text:p/>
        <draw:enhanced-geometry svg:viewBox="0 0 21600 21600" draw:type="rectangle" draw:enhanced-path="M 0 0 L 21600 0 21600 21600 0 21600 0 0 Z N"/>
      </draw:custom-shape>
      <draw:frame text:anchor-type="page" text:anchor-page-number="3" draw:z-index="11" draw:name="Forme2" draw:style-name="gr4" draw:text-style-name="P56" svg:width="8.203cm" svg:height="9.873cm" svg:x="11.647cm" svg:y="19.099cm">
        <draw:text-box>
          <text:p>Processus Bolivien</text:p>
          <text:p>Début</text:p>
          <text:p><text:span text:style-name="T16"><text:tab/></text:span><text:span text:style-name="T16">Tant que VRAI faire</text:span></text:p>
          <text:p><text:tab/>Début</text:p>
          <text:p><text:tab/><text:tab/><text:tab/>/<text:span text:style-name="T17">*Bolivien arrête train et met sa pierre*</text:span>/</text:p>
          <text:p><text:tab/><text:tab/><text:span text:style-name="T18">(a2)</text:span><text:tab/>Pierre2=VRAI ;</text:p>
          <text:p><text:tab/><text:span text:style-name="T18"><text:tab/></text:span><text:span text:style-name="T18">(b2)</text:span><text:span text:style-name="T18"><text:tab/></text:span>Tant que (Pierre1=VRAI) faire</text:p>
          <text:p><text:tab/><text:tab/><text:tab/>Début</text:p>
          <text:p><text:tab/><text:tab/><text:span text:style-name="T18">(c2)</text:span><text:tab/><text:tab/>Pierre2=FAUX ;</text:p>
          <text:p><text:tab/><text:tab/><text:tab/><text:tab/>/<text:span text:style-name="T17">*Bolivien enlève sa pierre et fait la sieste*</text:span>/</text:p>
          <text:p><text:tab/><text:tab/><text:tab/>Fin</text:p>
          <text:p><text:span text:style-name="T21"><text:tab/></text:span><text:span text:style-name="T21"><text:tab/></text:span><text:span text:style-name="T21"><text:tab/></text:span><text:span text:style-name="T21">&lt;SC&gt;</text:span></text:p>
          <text:p><text:span text:style-name="T21"><text:tab/></text:span><text:span text:style-name="T21"><text:tab/></text:span><text:span text:style-name="T21"><text:tab/></text:span><text:span text:style-name="T21"><text:tab/></text:span><text:span text:style-name="T21">/</text:span><text:span text:style-name="T22">*Bolivien passe*</text:span><text:span text:style-name="T16">/</text:span></text:p>
          <text:p><text:span text:style-name="T16"><text:tab/></text:span><text:span text:style-name="T16"><text:tab/></text:span><text:span text:style-name="T16"><text:tab/></text:span><text:span text:style-name="T16">&lt;/SC&gt;</text:span></text:p>
          <text:p><text:span text:style-name="T16"><text:tab/></text:span><text:span text:style-name="T16"><text:tab/></text:span><text:span text:style-name="T16"><text:tab/></text:span><text:span text:style-name="T16">/</text:span><text:span text:style-name="T22">*Bolivien retourne au panier et enlève sa pierre*</text:span><text:span text:style-name="T16">/</text:span></text:p>
          <text:p><text:span text:style-name="T16"><text:tab/></text:span><text:span text:style-name="T16"><text:tab/></text:span><text:span text:style-name="T23">(d2)</text:span><text:span text:style-name="T16"><text:tab/></text:span><text:span text:style-name="T16">Pierre2=FAUX ;</text:span></text:p>
          <text:p><text:span text:style-name="T16"><text:tab/></text:span><text:span text:style-name="T16"><text:tab/></text:span><text:span text:style-name="T16"><text:tab/></text:span><text:span text:style-name="T16">/</text:span><text:span text:style-name="T22">*Bolivien repart*</text:span><text:span text:style-name="T16">/</text:span></text:p>
          <text:p><text:span text:style-name="T16"><text:tab/></text:span><text:span text:style-name="T16">Fin</text:span></text:p>
          <text:p><text:span text:style-name="T16">Fin</text:span></text:p>
        </draw:text-box>
      </draw:frame>
      <text:p text:style-name="P34">Question 1</text:p>
      <text:p text:style-name="P2"/>
      <text:p text:style-name="P2">Pierre=FAUX 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Propriété 1 :</text:p>
      <text:p text:style-name="P3"/>
      <text:p text:style-name="P3">Pierre : FAUX<text:tab/></text:p>
      <text:p text:style-name="P3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9">Péruvien</text:p>
          </table:table-cell>
          <table:table-cell table:style-name="Tableau1.A1" office:value-type="string">
            <text:p text:style-name="P29">Bolivien</text:p>
          </table:table-cell>
          <table:table-cell table:style-name="Tableau1.C1" office:value-type="string">
            <text:p text:style-name="P29">Pierre</text:p>
          </table:table-cell>
        </table:table-row>
        <table:table-row>
          <table:table-cell table:style-name="Tableau1.A2" office:value-type="string">
            <text:p text:style-name="P29">(a1)</text:p>
          </table:table-cell>
          <table:table-cell table:style-name="Tableau1.A2" office:value-type="string">
            <text:p text:style-name="P28"/>
          </table:table-cell>
          <table:table-cell table:style-name="Tableau1.C2" office:value-type="string">
            <text:p text:style-name="P28"/>
          </table:table-cell>
        </table:table-row>
        <table:table-row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9">(a2)</text:p>
          </table:table-cell>
          <table:table-cell table:style-name="Tableau1.C2" office:value-type="string">
            <text:p text:style-name="P28"/>
          </table:table-cell>
        </table:table-row>
        <table:table-row>
          <table:table-cell table:style-name="Tableau1.A2" office:value-type="string">
            <text:p text:style-name="P29">(b1)</text:p>
          </table:table-cell>
          <table:table-cell table:style-name="Tableau1.A2" office:value-type="string">
            <text:p text:style-name="P28"/>
          </table:table-cell>
          <table:table-cell table:style-name="Tableau1.C2" office:value-type="string">
            <text:p text:style-name="P30">TRUE</text:p>
          </table:table-cell>
        </table:table-row>
        <table:table-row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9">(b2)</text:p>
          </table:table-cell>
          <table:table-cell table:style-name="Tableau1.C2" office:value-type="string">
            <text:p text:style-name="P30">TRUE</text:p>
          </table:table-cell>
        </table:table-row>
        <table:table-row>
          <table:table-cell table:style-name="Tableau1.A2" office:value-type="string">
            <text:p text:style-name="P29">&lt;SC<text:span text:style-name="T1">&gt;</text:span></text:p>
          </table:table-cell>
          <table:table-cell table:style-name="Tableau1.A2" office:value-type="string">
            <text:p text:style-name="P28"/>
          </table:table-cell>
          <table:table-cell table:style-name="Tableau1.C2" office:value-type="string">
            <text:p text:style-name="P28"/>
          </table:table-cell>
        </table:table-row>
        <table:table-row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30">&lt;SC&gt;</text:p>
          </table:table-cell>
          <table:table-cell table:style-name="Tableau1.C2" office:value-type="string">
            <text:p text:style-name="P28"/>
          </table:table-cell>
        </table:table-row>
      </table:table>
      <text:p text:style-name="P20"/>
      <text:p text:style-name="P20">P<text:span text:style-name="T11">P1 NON VÉRIFIÉE</text:span></text:p>
      <text:p text:style-name="P3"/>
      <text:p text:style-name="P5">Propriété <text:span text:style-name="T1">2</text:span> :</text:p>
      <text:p text:style-name="P5"/>
      <text:p text:style-name="P8">Si Péruvien demande la &lt;SC&gt; et est le seul à la demander, il peut y entrer car Pierre=FAUX : il n’y a donc pas d’attente. </text:p>
      <text:p text:style-name="P8">Idem pour Bolivien.</text:p>
      <text:p text:style-name="P20">P<text:span text:style-name="T11">P2 VÉRIFIÉE</text:span></text:p>
      <text:p text:style-name="P8"/>
      <text:p text:style-name="P6"/>
      <text:p text:style-name="P31">Propriété 3 :</text:p>
      <text:p text:style-name="P8"/>
      <text:p text:style-name="P8"><text:span text:style-name="T4">Supposons</text:span> Péruvien en &lt;SC&gt; et Bolivien en attente :</text:p>
      <text:p text:style-name="P8">=&gt;Pierre=VRAI</text:p>
      <text:p text:style-name="P8">Péruvien sort de &lt;SC&gt; et éxécute son protocole de sortie : Pierre=FAUX. Bolivien peut maintenant, <text:s/>sortir de son attente active en (a2).</text:p>
      <text:p text:style-name="P20">P<text:span text:style-name="T11">P3 VÉRIFIÉE</text:span></text:p>
      <text:p text:style-name="P8"/>
      <text:p text:style-name="P6"><text:span text:style-name="T4">Interblocage</text:span> :</text:p>
      <text:p text:style-name="P6"/>
      <text:p text:style-name="P16">Pierre est initialisé à FAUX, et est affecté à FAUX lors du protocole de sortie des deux processus : il ne peut jamais être VRAI lorsque les deux processus avancent dans leur instruction (a1) et (a2).</text:p>
      <text:p text:style-name="P19">PAS D’INTERBLOCAGE</text:p>
      <text:p text:style-name="P16"/>
      <text:p text:style-name="P12">Equité :</text:p>
      <text:p text:style-name="P16"/>
      <text:p text:style-name="P9">S<text:span text:style-name="T4">upposons </text:span>Péruvien en &lt;SC&gt; et Bolivien en attente :</text:p>
      <text:p text:style-name="P9">=&gt;Pierre=VRAI</text:p>
      <text:p text:style-name="P14">Péruvien sort de &lt;SC&gt; et éxécute son protocole de sortie : Pierre=FAUX. </text:p>
      <text:p text:style-name="P16">Péruvien passe en protocole d’entrée puis redemande la &lt;SC&gt; : Il l’obtient.</text:p>
      <text:p text:style-name="P19">NON EQUITABLE</text:p>
      <text:p text:style-name="P16"/>
      <text:p text:style-name="P37"><text:span text:style-name="T2">Question </text:span><text:span text:style-name="T3">2</text:span></text:p>
      <text:p text:style-name="P33"/>
      <text:p text:style-name="P21">Pierre=FAUX ;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Propriété 1 :</text:p>
      <text:p text:style-name="P25"/>
      <text:p text:style-name="P26">Supposons Péruvien et Bolivien en &lt;SC&gt;</text:p>
      <text:p text:style-name="P38">• Péruvien en &lt;SC&gt; =&gt; Pierre=VRAI</text:p>
      <text:p text:style-name="P38">• Bolivien en &lt;SC&gt; =&gt; Pierre=FAUX</text:p>
      <text:p text:style-name="P27"><text:span text:style-name="T5">CONTRADICTION, PP1 VÉRIFIÉ</text:span><text:span text:style-name="T7">E</text:span></text:p>
      <text:p text:style-name="P40"/>
      <text:p text:style-name="P32"><text:span text:style-name="T12">Propriété </text:span><text:span text:style-name="T13">2</text:span><text:span text:style-name="T12"> :</text:span></text:p>
      <text:p text:style-name="P10"/>
      <text:p text:style-name="P11"><text:span text:style-name="T11">Après initialisation, s</text:span>i <text:span text:style-name="T11">Bolivien</text:span> demande la &lt;SC&gt; et est le seul à la demander, il peut y entrer car Pierre=FAUX : il n’y a donc pas d’attente. </text:p>
      <text:p text:style-name="P41">En revanche, si Péruvien demande la &lt;SC&gt; et est le seul à la demander, il ne peut pas y entrer. Il est obligé d’attendre que Péruvien mette Pierre à VRAI.</text:p>
      <text:p text:style-name="P43">PP2 NON VÉRIFIÉE</text:p>
      <text:p text:style-name="P42"/>
      <text:p text:style-name="P24"><text:span text:style-name="T5">Propriété </text:span><text:span text:style-name="T6">3</text:span><text:span text:style-name="T5"> :</text:span></text:p>
      <text:p text:style-name="P44"/>
      <text:p text:style-name="P10"><text:span text:style-name="T4">Supposons</text:span> Péruvien en &lt;SC&gt; et Bolivien en attente :</text:p>
      <text:p text:style-name="P10">=&gt; Pierre=VRAI</text:p>
      <text:p text:style-name="P45">Péruvien sort de &lt;SC&gt; et éxécute son protocole de sortie : Pierre=FAUX. Bolivien peut maintenant sortir de son attente active en (a2).</text:p>
      <text:p text:style-name="P46">PP3 VÉRIFIÉE</text:p>
      <text:p text:style-name="P45"/>
      <text:p text:style-name="P7"><text:span text:style-name="T4">Interblocage</text:span> :</text:p>
      <text:p text:style-name="P7"/>
      <text:p text:style-name="P18"><text:span text:style-name="T14">La variable </text:span>Pierre est <text:span text:style-name="T14">booléenne, elle ne peut prendre que VRAI ou FAUX :</text:span></text:p>
      <text:p text:style-name="P18">- <text:span text:style-name="T14">Si Pierre=VRAI alors Péruvien passe.</text:span></text:p>
      <text:p text:style-name="P18">- <text:span text:style-name="T14">Si Pierre=FAUX alors Bolivien passe.</text:span></text:p>
      <text:p text:style-name="P20">PAS D’INTERBLOCAGE</text:p>
      <text:p text:style-name="P17"/>
      <text:p text:style-name="P13">Equité :</text:p>
      <text:p text:style-name="P17"/>
      <text:p text:style-name="P11">S<text:span text:style-name="T4">upposons </text:span>Péruvien en &lt;SC&gt; et Bolivien en attente :</text:p>
      <text:p text:style-name="P11">=&gt;Pierre=VRAI</text:p>
      <text:p text:style-name="P15">Péruvien sort de &lt;SC&gt; et éxécute son protocole de sortie : Pierre=FAUX. </text:p>
      <text:p text:style-name="P17">Péruvien passe en protocole d’entrée puis redemande la &lt;SC&gt; : Il <text:span text:style-name="T14">ne l’</text:span>obtient <text:span text:style-name="T14">pas, Bolivien entre en &lt;SC&gt;</text:span>.</text:p>
      <text:p text:style-name="P22"><text:span text:style-name="T8">É</text:span><text:span text:style-name="T5">QUITABLE</text:span></text:p>
      <text:p text:style-name="P47"/>
      <text:p text:style-name="P35"><text:span text:style-name="T9">Question </text:span><text:span text:style-name="T10">3</text:span></text:p>
      <text:p text:style-name="P36"><text:span text:style-name="T8"/></text:p>
      <text:p text:style-name="P48"><text:span text:style-name="T8">P</text:span><text:span text:style-name="T5">ierre1=FAUX, Pierre2=FAUX ;</text:span></text:p>
      <text:p text:style-name="P35"><text:span text:style-name="T10"/></text:p>
      <text:p text:style-name="P54">Propriété 1 :</text:p>
      <text:p text:style-name="P50"/>
      <text:p text:style-name="P52"/>
      <text:p text:style-name="P51">Supposons Péruvien et Bolivien en &lt;SC&gt;</text:p>
      <text:p text:style-name="P39">• Péruvien en &lt;SC&gt; =&gt; Pierre<text:span text:style-name="T15">2</text:span>=<text:span text:style-name="T15">FAUX</text:span></text:p>
      <text:p text:style-name="P39"><text:tab/><text:tab/> <text:s text:c="8"/><text:span text:style-name="T15">=&gt; Pierre1=VRAI</text:span></text:p>
      <text:p text:style-name="P39">• Bolivien en &lt;SC&gt; =&gt; Pierre<text:span text:style-name="T15">1</text:span>=FAUX</text:p>
      <text:p text:style-name="P39"><text:tab/><text:tab/> <text:s text:c="8"/><text:span text:style-name="T15">=&gt; Pierre2=VRAI</text:span></text:p>
      <text:p text:style-name="P49"><text:span text:style-name="T8">CONTRADICTION, PP1 VÉRIFIÉ</text:span><text:span text:style-name="T7">E</text:span></text:p>
      <text:p text:style-name="P53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6:58:59.544273625</meta:creation-date>
    <meta:generator>LibreOffice/6.0.3.2$Linux_X86_64 LibreOffice_project/00m0$Build-2</meta:generator>
    <dc:date>2019-03-20T12:52:55.916099692</dc:date>
    <meta:editing-duration>PT1H51M20S</meta:editing-duration>
    <meta:editing-cycles>10</meta:editing-cycles>
    <meta:document-statistic meta:table-count="1" meta:image-count="0" meta:object-count="0" meta:page-count="5" meta:paragraph-count="70" meta:word-count="407" meta:character-count="2369" meta:non-whitespace-character-count="2004"/>
  </office:meta>
</office:document-meta>
</file>